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CC000000CCF1576148864EC138.png" manifest:media-type="image/png"/>
  <manifest:file-entry manifest:full-path="Pictures/1000020100000066000000668958DDA606B2B176.png" manifest:media-type="image/png"/>
  <manifest:file-entry manifest:full-path="Pictures/1000020100000066000000664C4BEB543299E8A8.png" manifest:media-type="image/png"/>
  <manifest:file-entry manifest:full-path="Pictures/100002010000015400000118C2C1EF3491977C70.png" manifest:media-type="image/png"/>
  <manifest:file-entry manifest:full-path="Pictures/10000201000000A300000165344BF3FE8E33F5A9.png" manifest:media-type="image/png"/>
  <manifest:file-entry manifest:full-path="Pictures/10000201000002580000013B333FF52A73083E29.png" manifest:media-type="image/png"/>
  <manifest:file-entry manifest:full-path="Pictures/10000201000001F4000001F45BA8DDCE5F546A9B.png" manifest:media-type="image/png"/>
  <manifest:file-entry manifest:full-path="Pictures/100002010000008000000080882C601B97E3F72B.png" manifest:media-type="image/png"/>
  <manifest:file-entry manifest:full-path="Pictures/1000020100000066000000664323313F978728F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3" draw:id="id3" draw:layer="layout" svg:width="2.458cm" svg:height="5.385cm" svg:x="26.042cm" svg:y="16.915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2.001cm" svg:height="4.382cm" svg:x="7.2cm" svg:y="19.1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1" draw:text-style-name="P1" draw:layer="layout" svg:width="2.653cm" svg:height="2.184cm" svg:x="4.226cm" svg:y="2.6cm">
          <draw:image xlink:href="Pictures/100002010000015400000118C2C1EF3491977C70.png" xlink:type="simple" xlink:show="embed" xlink:actuate="onLoad" loext:mime-type="image/png">
            <text:p/>
          </draw:image>
        </draw:frame>
        <draw:frame draw:style-name="gr2" draw:text-style-name="P3" xml:id="id4" draw:id="id4" draw:layer="layout" svg:width="10.157cm" svg:height="10.157cm" svg:x="10.7cm" svg:y="7cm">
          <draw:image xlink:href="Pictures/10000201000001F4000001F45BA8DDCE5F546A9B.png" xlink:type="simple" xlink:show="embed" xlink:actuate="onLoad" loext:mime-type="image/png">
            <text:p text:style-name="P2">192.168.0.0/24</text:p>
            <text:p text:style-name="P2">domaine touchwash.edu</text:p>
          </draw:image>
        </draw:frame>
        <draw:frame draw:style-name="gr2" draw:text-style-name="P3" draw:layer="layout" svg:width="9.236cm" svg:height="9.236cm" svg:x="31.4cm" svg:y="1.064cm">
          <draw:image xlink:href="Pictures/10000201000001F4000001F45BA8DDCE5F546A9B.png" xlink:type="simple" xlink:show="embed" xlink:actuate="onLoad" loext:mime-type="image/png">
            <text:p text:style-name="P2">INTERNET</text:p>
          </draw:image>
        </draw:frame>
        <draw:frame draw:style-name="gr1" draw:text-style-name="P1" xml:id="id5" draw:id="id5" draw:layer="layout" svg:width="6.376cm" svg:height="3.347cm" svg:x="32.6cm" svg:y="12.2cm">
          <draw:image xlink:href="Pictures/10000201000002580000013B333FF52A73083E29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2.345cm" svg:height="2.345cm" svg:x="2.9cm" svg:y="21cm">
          <draw:image xlink:href="Pictures/100002010000008000000080882C601B97E3F72B.png" xlink:type="simple" xlink:show="embed" xlink:actuate="onLoad" loext:mime-type="image/png">
            <text:p/>
          </draw:image>
        </draw:frame>
        <draw:line draw:style-name="gr3" draw:text-style-name="P1" draw:layer="layout" svg:x1="6.5cm" svg:y1="4.6cm" svg:x2="11.4cm" svg:y2="9.2cm">
          <text:p/>
        </draw:line>
        <draw:line draw:style-name="gr3" draw:text-style-name="P1" draw:layer="layout" svg:x1="9cm" svg:y1="19.7cm" svg:x2="12cm" svg:y2="15cm">
          <text:p/>
        </draw:line>
        <draw:connector draw:style-name="gr3" draw:text-style-name="P1" draw:layer="layout" draw:type="curve" svg:x1="8.2cm" svg:y1="23.482cm" svg:x2="4.072cm" svg:y2="23.345cm" draw:start-shape="id1" draw:start-glue-point="2" draw:end-shape="id2" svg:d="M8200 23482c0 750-4128 818-4128-137" svg:viewBox="0 0 4129 709">
          <text:p/>
        </draw:connector>
        <draw:connector draw:style-name="gr3" draw:text-style-name="P1" draw:layer="layout" draw:type="curve" svg:x1="26.042cm" svg:y1="19.607cm" svg:x2="20.857cm" svg:y2="12.078cm" draw:start-shape="id3" draw:start-glue-point="3" draw:end-shape="id4" svg:d="M26042 19607c-3888 0-1296-7529-5185-7529" svg:viewBox="0 0 5186 7530">
          <text:p/>
        </draw:connector>
        <draw:connector draw:style-name="gr3" draw:text-style-name="P1" draw:layer="layout" draw:type="curve" svg:x1="28.5cm" svg:y1="19.607cm" svg:x2="35.788cm" svg:y2="15.547cm" draw:start-shape="id3" draw:start-glue-point="1" draw:end-shape="id5" draw:end-glue-point="2" svg:d="M28500 19607c4859 0 7288-1353 7288-4060" svg:viewBox="0 0 7289 4061">
          <text:p/>
        </draw:connector>
        <draw:line draw:style-name="gr3" draw:text-style-name="P1" draw:layer="layout" svg:x1="35.7cm" svg:y1="12.3cm" svg:x2="36.1cm" svg:y2="8.6cm">
          <text:p/>
        </draw:line>
        <draw:frame draw:style-name="gr1" draw:text-style-name="P1" draw:layer="layout" svg:width="2.006cm" svg:height="1.83cm" svg:x="26.433cm" svg:y="20.368cm">
          <draw:image xlink:href="Pictures/1000020100000066000000664323313F978728FB.png" xlink:type="simple" xlink:show="embed" xlink:actuate="onLoad" loext:mime-type="image/png">
            <text:p/>
          </draw:image>
        </draw:frame>
        <draw:frame draw:style-name="gr1" draw:text-style-name="P1" draw:layer="layout" svg:width="2.006cm" svg:height="1.83cm" svg:x="24.502cm" svg:y="20.368cm">
          <draw:image xlink:href="Pictures/1000020100000066000000664C4BEB543299E8A8.png" xlink:type="simple" xlink:show="embed" xlink:actuate="onLoad" loext:mime-type="image/png">
            <text:p/>
          </draw:image>
        </draw:frame>
        <draw:frame draw:style-name="gr1" draw:text-style-name="P1" draw:layer="layout" svg:width="2.006cm" svg:height="1.83cm" svg:x="28.294cm" svg:y="20.3cm">
          <draw:image xlink:href="Pictures/1000020100000066000000668958DDA606B2B176.png" xlink:type="simple" xlink:show="embed" xlink:actuate="onLoad" loext:mime-type="image/png">
            <text:p/>
          </draw:image>
        </draw:frame>
        <draw:frame draw:style-name="gr1" draw:text-style-name="P1" draw:layer="layout" svg:width="5.397cm" svg:height="5.397cm" svg:x="7.503cm" svg:y="20.6cm">
          <draw:image xlink:href="Pictures/10000201000000CC000000CCF1576148864EC138.png" xlink:type="simple" xlink:show="embed" xlink:actuate="onLoad" loext:mime-type="image/png">
            <text:p/>
          </draw:image>
        </draw:frame>
        <draw:frame draw:style-name="gr4" draw:text-style-name="P4" draw:layer="layout" svg:width="4.549cm" svg:height="0.962cm" svg:x="6.8cm" svg:y="4.138cm">
          <draw:text-box>
            <text:p>192.168.0.254</text:p>
          </draw:text-box>
        </draw:frame>
        <draw:frame draw:style-name="gr5" draw:text-style-name="P4" draw:layer="layout" svg:width="3.846cm" svg:height="0.962cm" svg:x="9.2cm" svg:y="19cm">
          <draw:text-box>
            <text:p>192.168.0.2</text:p>
          </draw:text-box>
        </draw:frame>
        <draw:frame draw:style-name="gr5" draw:text-style-name="P4" draw:layer="layout" svg:width="3.846cm" svg:height="0.962cm" svg:x="21.1cm" svg:y="19.238cm">
          <draw:text-box>
            <text:p>192.168.0.1</text:p>
          </draw:text-box>
        </draw:frame>
        <draw:frame draw:style-name="gr5" draw:text-style-name="P4" draw:layer="layout" svg:width="3.846cm" svg:height="0.962cm" svg:x="35.951cm" svg:y="15.538cm">
          <draw:text-box>
            <text:p>172.18.58.9</text:p>
          </draw:text-box>
        </draw:frame>
        <draw:frame draw:style-name="gr4" draw:text-style-name="P4" draw:layer="layout" svg:width="4.549cm" svg:height="0.962cm" svg:x="28.4cm" svg:y="18.2cm">
          <draw:text-box>
            <text:p>172.18.58.230</text:p>
          </draw:text-box>
        </draw:frame>
        <draw:frame draw:style-name="gr1" draw:text-style-name="P1" draw:layer="layout" svg:width="2.001cm" svg:height="4.382cm" svg:x="22.499cm" svg:y="1.7cm">
          <draw:image xlink:href="Pictures/10000201000000A300000165344BF3FE8E33F5A9.png" xlink:type="simple" xlink:show="embed" xlink:actuate="onLoad" loext:mime-type="image/png">
            <text:p/>
          </draw:image>
        </draw:frame>
        <draw:line draw:style-name="gr3" draw:text-style-name="P1" draw:layer="layout" svg:x1="23.3cm" svg:y1="5.8cm" svg:x2="18.6cm" svg:y2="8.2cm">
          <text:p/>
        </draw:line>
        <draw:frame draw:style-name="gr6" draw:text-style-name="P4" draw:layer="layout" svg:width="3.918cm" svg:height="0.962cm" svg:x="23.454cm" svg:y="6.338cm">
          <draw:text-box>
            <text:p>192.168.0.X</text:p>
          </draw:text-box>
        </draw:frame>
        <draw:frame draw:style-name="gr7" draw:text-style-name="P4" draw:layer="layout" svg:width="3cm" svg:height="1.2cm" svg:x="30.2cm" svg:y="19.4cm">
          <draw:text-box>
            <text:p>enp0s3</text:p>
          </draw:text-box>
        </draw:frame>
        <draw:frame draw:style-name="gr7" draw:text-style-name="P4" draw:layer="layout" svg:width="3cm" svg:height="1.2cm" svg:x="21.3cm" svg:y="20.3cm">
          <draw:text-box>
            <text:p>enp0s8</text:p>
          </draw:text-box>
        </draw:frame>
        <draw:frame draw:style-name="gr7" draw:text-style-name="P4" draw:layer="layout" svg:width="3cm" svg:height="1.2cm" svg:x="24cm" svg:y="7.6cm">
          <draw:text-box>
            <text:p>enp0s3</text:p>
          </draw:text-box>
        </draw:frame>
        <draw:frame draw:style-name="gr7" draw:text-style-name="P4" draw:layer="layout" svg:width="3cm" svg:height="1.2cm" svg:x="9.7cm" svg:y="19.8cm">
          <draw:text-box>
            <text:p>enp0s3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6-09-19T08:57:43.637736158</meta:creation-date>
    <dc:date>2020-09-03T17:59:15.970475811</dc:date>
    <meta:editing-duration>PT1H3M17S</meta:editing-duration>
    <meta:editing-cycles>23</meta:editing-cycles>
    <meta:generator>LibreOffice/6.3.5.2$Linux_X86_64 LibreOffice_project/30$Build-2</meta:generator>
    <meta:document-statistic meta:object-count="29"/>
  </office:meta>
</office:document-meta>
</file>